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2000000900000811000003EE9884EEEB.svm" manifest:media-type=""/>
  <manifest:file-entry manifest:full-path="Pictures/200000090000115E000008B0BD210798.svm" manifest:media-type=""/>
  <manifest:file-entry manifest:full-path="Pictures/20000009000050B9000032F5605A458B.svm" manifest:media-type=""/>
  <manifest:file-entry manifest:full-path="Pictures/20000009000021E70000166EC3C1A01E.svm" manifest:media-type=""/>
  <manifest:file-entry manifest:full-path="Pictures/2000000900002A120000052C57BEBBCB.svm" manifest:media-type=""/>
  <manifest:file-entry manifest:full-path="Pictures/200000090000357000001A2751AC1F4C.svm" manifest:media-type=""/>
  <manifest:file-entry manifest:full-path="Pictures/2000000900001EE80000166EC3B216D5.svm" manifest:media-type=""/>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style:text-underline-style="solid" style:text-underline-width="auto" style:text-underline-color="font-color" fo:font-weight="bold"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12"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Text_20_body">
      <style:text-properties fo:language="bg" fo:country="BG" officeooo:paragraph-rsid="001f2376"/>
    </style:style>
    <style:style style:name="P18" style:family="paragraph" style:parent-style-name="Text_20_body">
      <style:text-properties fo:language="bg" fo:country="BG" officeooo:paragraph-rsid="002cc4da"/>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bg" fo:country="BG" officeooo:paragraph-rsid="001f2376"/>
    </style:style>
    <style:style style:name="P21" style:family="paragraph" style:parent-style-name="Heading_20_3">
      <style:text-properties fo:language="bg" fo:country="BG"/>
    </style:style>
    <style:style style:name="P22"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background-color="#ff0000" loext:char-shading-value="0"/>
    </style:style>
    <style:style style:name="T4" style:family="text">
      <style:text-properties style:use-window-font-color="true" fo:language="en" fo:country="US" fo:background-color="#ff0000" loext:char-shading-value="0"/>
    </style:style>
    <style:style style:name="T5" style:family="text">
      <style:text-properties fo:language="en" fo:country="US"/>
    </style:style>
    <style:style style:name="T6" style:family="text">
      <style:text-properties fo:language="en" fo:country="US" fo:background-color="#ff0000" loext:char-shading-value="0"/>
    </style:style>
    <style:style style:name="T7" style:family="text">
      <style:text-properties officeooo:rsid="002065db"/>
    </style:style>
    <style:style style:name="T8" style:family="text">
      <style:text-properties officeooo:rsid="00285ec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БЪЛГАРСКА <text:s/>АКАДЕМИЯ <text:s/>НА <text:s/>НАУКИТЕ</text:p>
      <text:p text:style-name="P2"/>
      <text:p text:style-name="P8">ИНСТИТУТ ПО ИНФОРМАЦИОННИ </text:p>
      <text:p text:style-name="P12">И КОМУНИКАЦИОННИ ТЕХНОЛОГИИ</text:p>
      <text:p text:style-name="P2"/>
      <text:p text:style-name="P2"/>
      <text:p text:style-name="P9">Д И С Е Р Т А Ц И Я</text:p>
      <text:p text:style-name="P10">ЗА ПРИСЪЖДАНЕ НА ОБРАЗОВАТЕЛНА </text:p>
      <text:p text:style-name="P10">И НАУЧНА СТЕПЕН „ДОКТОР“</text:p>
      <text:p text:style-name="P2"/>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2"/>
      <text:p text:style-name="P5">Научна специалност:</text:p>
      <text:p text:style-name="P3">01.01.12 „Информатика“</text:p>
      <text:p text:style-name="P2"/>
      <text:p text:style-name="P2"/>
      <text:p text:style-name="P2"><text:span text:style-name="T2">Докторант:</text:span><text:tab/><text:tab/><text:tab/><text:tab/><text:tab/><text:span text:style-name="T2">Научен ръководите:</text:span></text:p>
      <text:p text:style-name="P2"><text:span text:style-name="T1">инж. Тодор Димитров Балабанов</text:span><text:tab/><text:tab/><text:span text:style-name="T1">доц. д-р Красимира Борисова Генова</text:span></text:p>
      <text:p text:style-name="P2"/>
      <text:p text:style-name="P2"/>
      <text:p text:style-name="P11"/>
      <text:p text:style-name="P4">София, 201<text:span text:style-name="T5">5</text:span>г.</text:p>
      <text:h text:style-name="P19"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144_63795308" text:style-name="Index_20_Link" text:visited-style-name="Index_20_Link">Съдържание<text:tab/>2</text:a></text:p>
          <text:p text:style-name="P16"><text:a xlink:type="simple" xlink:href="#__RefHeading__146_63795308" text:style-name="Index_20_Link" text:visited-style-name="Index_20_Link">Увод<text:tab/>3</text:a></text:p>
          <text:p text:style-name="P16"><text:a xlink:type="simple" xlink:href="#__RefHeading__148_63795308" text:style-name="Index_20_Link" text:visited-style-name="Index_20_Link">Глава 1 - Обзор<text:tab/>5</text:a></text:p>
          <text:p text:style-name="P16"><text:a xlink:type="simple" xlink:href="#__RefHeading__150_63795308" text:style-name="Index_20_Link" text:visited-style-name="Index_20_Link">Глава 2 - Модел<text:tab/>26</text:a></text:p>
          <text:p text:style-name="P14"><text:a xlink:type="simple" xlink:href="#__RefHeading__2955_724005782" text:style-name="Index_20_Link" text:visited-style-name="Index_20_Link"><text:s/>2.1 Дефиниция на задачата<text:tab/>26</text:a></text:p>
          <text:p text:style-name="P14"><text:a xlink:type="simple" xlink:href="#__RefHeading__2957_724005782" text:style-name="Index_20_Link" text:visited-style-name="Index_20_Link"><text:s/>2.2 Времеви редове<text:tab/>27</text:a></text:p>
          <text:p text:style-name="P14"><text:a xlink:type="simple" xlink:href="#__RefHeading__2959_724005782" text:style-name="Index_20_Link" text:visited-style-name="Index_20_Link"><text:s/>2.3 Изкуствени невронни мрежи<text:tab/>28</text:a></text:p>
          <text:p text:style-name="P14"><text:a xlink:type="simple" xlink:href="#__RefHeading__2961_724005782" text:style-name="Index_20_Link" text:visited-style-name="Index_20_Link"><text:s/>2.4 Диференциална еволюция<text:tab/>29</text:a></text:p>
          <text:p text:style-name="P14"><text:a xlink:type="simple" xlink:href="#__RefHeading__2963_724005782" text:style-name="Index_20_Link" text:visited-style-name="Index_20_Link"><text:s/>2.5 Изчисления в разпределена среда<text:tab/>30</text:a></text:p>
          <text:p text:style-name="P14"><text:a xlink:type="simple" xlink:href="#__RefHeading__2965_724005782" text:style-name="Index_20_Link" text:visited-style-name="Index_20_Link"><text:s/>2.6 Система за прогнозиран<text:tab/>31</text:a></text:p>
          <text:p text:style-name="P15"><text:a xlink:type="simple" xlink:href="#__RefHeading__3314_724005782" text:style-name="Index_20_Link" text:visited-style-name="Index_20_Link"><text:s/>2.6.1 Структура на ИНМ<text:tab/>35</text:a></text:p>
          <text:p text:style-name="P15"><text:a xlink:type="simple" xlink:href="#__RefHeading__3316_724005782" text:style-name="Index_20_Link" text:visited-style-name="Index_20_Link"><text:s/>2.6.2 Изчисления от входа към изхода<text:tab/>38</text:a></text:p>
          <text:p text:style-name="P15"><text:a xlink:type="simple" xlink:href="#__RefHeading__3318_724005782" text:style-name="Index_20_Link" text:visited-style-name="Index_20_Link"><text:s/>2.6.3 Манипулация на теглата в ИНМ с ДЕ<text:tab/>39</text:a></text:p>
          <text:p text:style-name="P15"><text:a xlink:type="simple" xlink:href="#__RefHeading__3320_724005782" text:style-name="Index_20_Link" text:visited-style-name="Index_20_Link"><text:s/>2.6.4 Представяне на входните и изходните данни<text:tab/>42</text:a></text:p>
          <text:p text:style-name="P15"><text:a xlink:type="simple" xlink:href="#__RefHeading__1941_564051341" text:style-name="Index_20_Link" text:visited-style-name="Index_20_Link"><text:s/>2.6.5 Оценка на индивидите в популацията<text:tab/>43</text:a></text:p>
          <text:p text:style-name="P15"><text:a xlink:type="simple" xlink:href="#__RefHeading__1943_564051341" text:style-name="Index_20_Link" text:visited-style-name="Index_20_Link"><text:s/>2.6.6 Хибридна реализация с ДЕ и ОРГ<text:tab/>45</text:a></text:p>
          <text:p text:style-name="P15"><text:a xlink:type="simple" xlink:href="#__RefHeading__1945_564051341" text:style-name="Index_20_Link" text:visited-style-name="Index_20_Link"><text:s/>2.6.7 Обучение на ИНМ с ДЕ в ИРС<text:tab/>46</text:a></text:p>
          <text:p text:style-name="P16"><text:a xlink:type="simple" xlink:href="#__RefHeading___Toc1979_1885221179" text:style-name="Index_20_Link" text:visited-style-name="Index_20_Link">Глава 3 -. Приложна реализация<text:tab/>48</text:a></text:p>
          <text:p text:style-name="P16"><text:a xlink:type="simple" xlink:href="#__RefHeading__152_63795308" text:style-name="Index_20_Link" text:visited-style-name="Index_20_Link">Глава 4 - Експериментални резултати<text:tab/>49</text:a></text:p>
          <text:p text:style-name="P16"><text:a xlink:type="simple" xlink:href="#__RefHeading__156_63795308" text:style-name="Index_20_Link" text:visited-style-name="Index_20_Link">Приноси<text:tab/>51</text:a></text:p>
          <text:p text:style-name="P16"><text:a xlink:type="simple" xlink:href="#__RefHeading__158_63795308" text:style-name="Index_20_Link" text:visited-style-name="Index_20_Link">Заключение<text:tab/>52</text:a></text:p>
          <text:p text:style-name="P16"><text:a xlink:type="simple" xlink:href="#__RefHeading__160_63795308" text:style-name="Index_20_Link" text:visited-style-name="Index_20_Link">Библиография<text:tab/>54</text:a></text:p>
          <text:p text:style-name="P16"><text:a xlink:type="simple" xlink:href="#__RefHeading__162_63795308" text:style-name="Index_20_Link" text:visited-style-name="Index_20_Link">Списък с публикациите по дисертационната работа<text:tab/>87</text:a></text:p>
          <text:p text:style-name="P14"><text:a xlink:type="simple" xlink:href="#__RefHeading__725_533363062" text:style-name="Index_20_Link" text:visited-style-name="Index_20_Link"><text:s/>Цитирания и реферирания<text:tab/>87</text:a></text:p>
          <text:p text:style-name="P14"><text:a xlink:type="simple" xlink:href="#__RefHeading__727_533363062" text:style-name="Index_20_Link" text:visited-style-name="Index_20_Link"><text:s/>Участия с доклади на конференции с международно участие<text:tab/>87</text:a></text:p>
        </text:index-body>
      </text:table-of-content>
      <text:p text:style-name="P2"/>
      <text:h text:style-name="P19" text:outline-level="1"><text:bookmark-start text:name="__RefHeading__146_63795308"/>Увод<text:bookmark-end text:name="__RefHeading__146_63795308"/></text:h>
      <text:p text:style-name="P2"/>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3">Цитат!</text:span> Прогнозирането на времеви редове се подрежда на <text:span text:style-name="T4">X</text:span> място (от <text:span text:style-name="T6">Y</text:span> възможни) по приоритет в изследователските направления на научната дисциплина <text:span text:style-name="T3">„“</text:span>. Задачите за прогнозиране на времеви редове могат да бъдат разделени на <text:span text:style-name="T6">Z</text:span><text:span text:style-name="T5"> </text:span>отделни класа, в зависимост от тяхната <text:span text:style-name="T3">формална</text:span> постановка. <text:span text:style-name="T3">Разглеждане на различните класове!</text:span></text:p>
      <text:p text:style-name="P2"/>
      <text:p text:style-name="P2"><text:tab/>В дисертационната работа се разглеждат проблеми от <text:span text:style-name="T6">N-</text:span><text:span text:style-name="T3">тия</text:span> клас, а именно със задачи за прогнозиране на времеви редове <text:span text:style-name="T3">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5">N </text:span>на брой точки в двумерното пространство могат да се прекарат безкраен брой криви <text:span text:style-name="T3">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5">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text:soft-page-break/>(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6">M</text:span><text:span text:style-name="T5">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19" text:outline-level="1"><text:bookmark-start text:name="__RefHeading__148_63795308"/>Глава 1 - Обзор<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text:soft-page-break/>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text:soft-page-break/>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text:soft-page-break/>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text:soft-page-break/>така има кратко представяне на трите метода.[SMSK2001] Пълно свързани 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text:soft-page-break/>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text:soft-page-break/>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text:soft-page-break/>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text:soft-page-break/>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text:soft-page-break/>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text:soft-page-break/>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базирано на Алопекс операция и селекция на памет.[DXSL2007] Модификация на ДЕ, така че <text:soft-page-break/>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text:soft-page-break/>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text:soft-page-break/>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text:soft-page-break/>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text:soft-page-break/>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text:soft-page-break/>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text:soft-page-break/>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text:soft-page-break/>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text:soft-page-break/>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text:soft-page-break/>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19" text:outline-level="1"><text:bookmark-start text:name="__RefHeading__150_63795308"/>Глава 2 - Модел<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text:soft-page-break/>икономиката се разглежда от различни автори, някои от които са Dunis <text:span text:style-name="T3">[5]</text:span>, Giles <text:span text:style-name="T3">[9]</text:span> и Moody <text:span text:style-name="T3">[12]</text:span>. Като основен модел се използват така наречените Feed Forward Neural Networks (FFNN) (виж Haykin <text:span text:style-name="T3">[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виж Werbos <text:span text:style-name="T3">[17]</text:span>). Комбиниран подход за обучение на ИНМ с помощта на еволюционни алгоритми е предложен от Yao <text:span text:style-name="T3">[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3">[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3">[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soft-page-break/></text:p>
      <text:p text:style-name="P2"/>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3">[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3">[16]</text:span>. До момента алгоритъмът <text:soft-page-break/>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3">[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3">[13, 6, 4, 2]</text:span>.</text:p>
      <text:p text:style-name="P2"><text:soft-page-break/></text:p>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3">[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text:soft-page-break/>скоростна и надеждна вътрешна компютърна мрежа <text:span text:style-name="T3">[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text:soft-page-break/>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text:soft-page-break/>линейна функция). Ако мрежата работи със стойности от -1 до +1, то като нормираща функция може да се използва хиперболичен тангенс.</text:p>
      <text:p text:style-name="P2"/>
      <text:p text:style-name="P2"><draw:frame draw:style-name="fr1" draw:name="graphics4" text:anchor-type="paragraph" svg:width="16.999cm" svg:height="8.939cm" draw:z-index="3"><draw:image xlink:href="Pictures/2000000900007F890000431470AF27A9.svm" xlink:type="simple" xlink:show="embed" xlink:actuate="onLoad"/></draw:frame></text:p>
      <text:p text:style-name="P7"><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text:soft-page-break/>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text:soft-page-break/>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text:soft-page-break/>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2"><draw:frame draw:style-name="fr1" draw:name="graphics5" text:anchor-type="paragraph" svg:width="16.221cm" svg:height="12.091cm" draw:z-index="4"><draw:image xlink:href="Pictures/2000000900003F5C00002F3CCC657D1A.svm" xlink:type="simple" xlink:show="embed" xlink:actuate="onLoad"/></draw:frame></text:p>
      <text:p text:style-name="P7"><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1" draw:name="graphics6" text:anchor-type="paragraph" svg:width="10.77cm" svg:height="1.325cm" draw:z-index="5"><draw:image xlink:href="Pictures/2000000900002A120000052C57BEBBCB.svm" xlink:type="simple" xlink:show="embed" xlink:actuate="onLoad"/></draw:frame><text:soft-page-break/></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1" draw:name="graphics7" text:anchor-type="paragraph" svg:width="8.678cm" svg:height="5.741cm" draw:z-index="6"><draw:image xlink:href="Pictures/20000009000021E70000166EC3C1A01E.svm" xlink:type="simple" xlink:show="embed" xlink:actuate="onLoad"/></draw:frame></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text:soft-page-break/>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text:soft-page-break/>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1"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P2"><draw:frame draw:style-name="fr3" draw:name="graphics12" text:anchor-type="paragraph" svg:width="15.266cm" svg:height="14.316cm" draw:z-index="11"><draw:image xlink:href="Pictures/2000000900003BA3000037EB853D3A45.svm" xlink:type="simple" xlink:show="embed" xlink:actuate="onLoad"/></draw:frame><text:soft-page-break/></text:p>
      <text:p text:style-name="P7"><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text:soft-page-break/>случайно избрани елементи от двамата родители, без те да са последователни.</text:p>
      <text:p text:style-name="P2"/>
      <text:p text:style-name="P2"><draw:frame draw:style-name="fr3" draw:name="graphics13" text:anchor-type="paragraph" svg:width="16.999cm" svg:height="14.556cm" draw:z-index="12"><draw:image xlink:href="Pictures/2000000900004D00000041F158D50515.svm" xlink:type="simple" xlink:show="embed" xlink:actuate="onLoad"/></draw:frame></text:p>
      <text:p text:style-name="P7"><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text:soft-page-break/></text:p>
      <text:h text:style-name="P21"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13">№ възел</text:p>
          </table:table-cell>
          <table:table-cell table:style-name="Table1.B1" office:value-type="string">
            <text:p text:style-name="P13">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text:soft-page-break/>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13">№ възел</text:p>
          </table:table-cell>
          <table:table-cell table:style-name="Table2.A1" office:value-type="string">
            <text:p text:style-name="P13">Изходна Стойност</text:p>
          </table:table-cell>
          <table:table-cell table:style-name="Table2.C1" office:value-type="string">
            <text:p text:style-name="P13">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
      <text:h text:style-name="P21" text:outline-level="3"><text:bookmark-start text:name="__RefHeading__1941_564051341"/><text:s text:c="4"/>2.6.5 Оценка на индивидите в популацията<text:bookmark-end text:name="__RefHeading__1941_564051341"/></text:h>
      <text:p text:style-name="P2"/>
      <text:p text:style-name="P2"><draw:frame draw:style-name="fr4" draw:name="graphics14" text:anchor-type="paragraph" svg:width="16.999cm" svg:height="10.73cm" draw:z-index="13"><draw:image xlink:href="Pictures/20000009000050B9000032F5605A458B.svm" xlink:type="simple" xlink:show="embed" xlink:actuate="onLoad"/></draw:frame><text:soft-page-break/></text:p>
      <text:p text:style-name="P7"><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text:soft-page-break/>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1" text:outline-level="3"><text:bookmark-start text:name="__RefHeading__1943_564051341"/><text:s text:c="4"/>2.6.6 Хибридна реализация с ДЕ и ОРГ<text:bookmark-end text:name="__RefHeading__1943_564051341"/></text:h>
      <text:p text:style-name="P2"/>
      <text:p text:style-name="P2"><draw:frame draw:style-name="fr3" draw:name="graphics17" text:anchor-type="paragraph" svg:width="13.681cm" svg:height="6.696cm" draw:z-index="16"><draw:image xlink:href="Pictures/200000090000357000001A2751AC1F4C.svm" xlink:type="simple" xlink:show="embed" xlink:actuate="onLoad"/></draw:frame><text:soft-page-break/></text:p>
      <text:p text:style-name="P7"><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1" text:outline-level="3"><text:bookmark-start text:name="__RefHeading__1945_564051341"/><text:s text:c="4"/>2.6.7 Обучение на ИНМ с ДЕ в ИРС<text:bookmark-end text:name="__RefHeading__1945_564051341"/></text:h>
      <text:p text:style-name="P2"/>
      <text:p text:style-name="P2"><draw:frame draw:style-name="fr5" draw:name="graphics18" text:anchor-type="paragraph" svg:width="16.999cm" svg:height="9.684cm" draw:z-index="17"><draw:image xlink:href="Pictures/200000090000480A00002909B80192FE.svm" xlink:type="simple" xlink:show="embed" xlink:actuate="onLoad"/></draw:frame><text:soft-page-break/></text:p>
      <text:p text:style-name="P7"><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0" text:outline-level="1"><text:bookmark-start text:name="__RefHeading___Toc1979_1885221179"/>Глава 3 - Приложна реализация<text:bookmark-end text:name="__RefHeading___Toc1979_1885221179"/></text:h>
      <text:p text:style-name="P17"/>
      <text:p text:style-name="P18"><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8">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text:span></text:p>
      <text:p text:style-name="P17"/>
      <text:p text:style-name="P17"/>
      <text:p text:style-name="P17"/>
      <text:p text:style-name="P17"/>
      <text:h text:style-name="P19" text:outline-level="1"><text:bookmark-start text:name="__RefHeading__152_63795308"/>Глава <text:span text:style-name="T7">4 -</text:span>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text:soft-page-break/>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p text:style-name="P2"/>
      <text:p text:style-name="P2"/>
      <text:h text:style-name="P19"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6">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19"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6">K</text:span><text:span text:style-name="T5"> </text:span>специализирани конференции (някои от които с международно участие) по машинно самообучение.</text:p>
      <text:p text:style-name="P2"/>
      <text:p text:style-name="P2"><text:tab/>* <text:span text:style-name="T3">Конференция 1</text:span></text:p>
      <text:p text:style-name="P2"><text:tab/>* <text:span text:style-name="T3">Конференция 2</text:span></text:p>
      <text:p text:style-name="P6">...</text:p>
      <text:p text:style-name="P2"><text:tab/>* <text:span text:style-name="T3">Конференция </text:span><text:span text:style-name="T6">K</text:span></text:p>
      <text:p text:style-name="P2"/>
      <text:p text:style-name="P2"><text:tab/>Изследванията от дисертационния труд са отразени в <text:span text:style-name="T6">L</text:span><text:span text:style-name="T5"> </text:span>публикации, <text:span text:style-name="T6">S</text:span><text:span text:style-name="T5"> </text:span>от <text:soft-page-break/>които са самостоятелни. За самостоятелните публикации са известни цитирания в <text:span text:style-name="T3">...</text:span>, както и рефериране в <text:span text:style-name="T3">...</text:span>.</text:p>
      <text:p text:style-name="P2"/>
      <text:p text:style-name="P2"><text:tab/>Част от получените резултати са включени в отчетите на <text:span text:style-name="T6">T</text:span><text:span text:style-name="T5"> </text:span>научно-изследователски теми от вътрешния план на ИИКТ-БАН:</text:p>
      <text:p text:style-name="P2"/>
      <text:p text:style-name="P2"><text:tab/>* <text:span text:style-name="T3">Тема 1 (вътрешен шифър)</text:span></text:p>
      <text:p text:style-name="P2"><text:tab/>* <text:span text:style-name="T3">Тема 2 (вътрешен шифър)</text:span></text:p>
      <text:p text:style-name="P6">...</text:p>
      <text:p text:style-name="P2"><text:tab/>* <text:span text:style-name="T3">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19"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5">[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5">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text:soft-page-break/></text:p>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Dec 2005.</text:p>
      <text:p text:style-name="P2"/>
      <text:p text:style-name="P2">8. [NMMS2008] N. Mirarmandehi, M. Saboorian, A. Ghodrati, Time-Series Prediction using Neural Networks, http://ce.sharif.edu/~armandeh/Publish/ANN/TS.pdf.</text:p>
      <text:p text:style-name="P2"/>
      <text:p text:style-name="P2">9. [PCJM1996<text:span text:style-name="T5">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text:soft-page-break/>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5">[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text:soft-page-break/></text:p>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5">[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ransactions on Neural Networks, Vol. 10, No. 5, p.1239-1243, Sep 1999.</text:p>
      <text:p text:style-name="P2"/>
      <text:p text:style-name="P2">26. [RSBA1998] R. Sexton, B. Alidaee, R. Dorsey, J. Johnson, Global Optimization for Artificial Neural Networks: A Tabu Search Application, European Journal of <text:soft-page-break/>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text:soft-page-break/>33. <text:span text:style-name="T5">[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text:soft-page-break/>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text:soft-page-break/></text:p>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text:soft-page-break/>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text:soft-page-break/>series, Engineering Applications of Artificial Intelligence, Vol. 17, Num. 2, p.159–167, 2004.</text:p>
      <text:p text:style-name="P2"/>
      <text:p text:style-name="P2">61. [MEVO2011] M. Vora, Genetic Algorithm for Trading Signal Generation: Solution to trader’s 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text:soft-page-break/>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text:soft-page-break/></text:p>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text:soft-page-break/>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text:soft-page-break/>Vol. 75, Issue 7, p.770-786, 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text:soft-page-break/></text:p>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text:soft-page-break/>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text:soft-page-break/></text:p>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Networks Optimized by Differential Evolution with Degeneration, <text:soft-page-break/>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5">[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text:soft-page-break/>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text:soft-page-break/>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5">[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text:soft-page-break/>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
      <text:p text:style-name="P2">139. [DTNP2004] D. Tasoulis, N. Pavlidis, V. Plagianakos, M. Vrahatis, Parallel <text:soft-page-break/>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text:soft-page-break/>146. <text:span text:style-name="T5">[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5">[DAZA2004a]</text:span> D. Zaharie, A multipopulation differential evolution algorithm for multimodal optimization, In Proceedings of Mendel, 10th International Conference on Soft Computing, p. 17-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text:soft-page-break/>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
      <text:p text:style-name="P2">156. <text:span text:style-name="T5">[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text:soft-page-break/></text:p>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5">[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text:soft-page-break/>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5">[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text:soft-page-break/>Approach to Solving Optimization Problems, In Proceedings of the International Conference on Computer and Software Modeling (IPCSIT11), Vol. 14, p.123-127, 2011.</text:p>
      <text:p text:style-name="P2"/>
      <text:p text:style-name="P2">173. <text:span text:style-name="T5">[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text:soft-page-break/>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text:soft-page-break/>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text:soft-page-break/>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5">[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text:soft-page-break/>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5">[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text:soft-page-break/>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h text:style-name="P19" text:outline-level="1"><text:bookmark-start text:name="__RefHeading__162_63795308"/>Списък с публикациите по дисертационната работа<text:bookmark-end text:name="__RefHeading__162_63795308"/></text:h>
      <text:p text:style-name="P2"/>
      <text:p text:style-name="P2"/>
      <text:p text:style-name="P2"/>
      <text:h text:style-name="Heading_20_2" text:outline-level="2"><text:bookmark-start text:name="__RefHeading__725_533363062"/><text:s text:c="2"/>Цитирания и реферирания<text:bookmark-end text:name="__RefHeading__725_533363062"/></text:h>
      <text:p text:style-name="P2"/>
      <text:p text:style-name="P2"/>
      <text:p text:style-name="P2"/>
      <text:h text:style-name="Heading_20_2" text:outline-level="2"><text:bookmark-start text:name="__RefHeading__727_533363062"/><text:s text:c="2"/>Участия с доклади на конференции с международно участие<text:bookmark-end text:name="__RefHeading__727_533363062"/></text:h>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4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7</text:page-number> / <text:page-count>87</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8M14S</meta:editing-duration>
    <meta:editing-cycles>318</meta:editing-cycles>
    <meta:generator>LibreOffice/4.4.5.2$MacOSX_X86_64 LibreOffice_project/a22f674fd25a3b6f45bdebf25400ed2adff0ff99</meta:generator>
    <dc:date>2015-10-19T17:09:55.284948000</dc:date>
    <meta:document-statistic meta:table-count="2" meta:image-count="18" meta:object-count="0" meta:page-count="87" meta:paragraph-count="398" meta:word-count="18101" meta:character-count="127140" meta:non-whitespace-character-count="109283"/>
    <meta:user-defined meta:name="Info 1"/>
    <meta:user-defined meta:name="Info 2"/>
    <meta:user-defined meta:name="Info 3"/>
    <meta:user-defined meta:name="Info 4"/>
  </office:meta>
</office:document-meta>
</file>